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fo:text-align="start" style:justify-single-word="false"/>
      <style:text-properties officeooo:rsid="001de8b2" officeooo:paragraph-rsid="001de8b2"/>
    </style:style>
    <style:style style:name="P2" style:family="paragraph" style:parent-style-name="Standard">
      <style:text-properties fo:font-weight="bold" officeooo:rsid="000e121b" officeooo:paragraph-rsid="000e121b" style:font-weight-asian="bold" style:font-weight-complex="bold"/>
    </style:style>
    <style:style style:name="P3" style:family="paragraph" style:parent-style-name="Standard">
      <style:text-properties fo:font-weight="normal" officeooo:rsid="000e121b" officeooo:paragraph-rsid="000e121b" style:font-weight-asian="normal" style:font-weight-complex="normal"/>
    </style:style>
    <style:style style:name="P4" style:family="paragraph" style:parent-style-name="Standard">
      <style:text-properties fo:font-weight="normal" officeooo:rsid="0014ddca" officeooo:paragraph-rsid="0014ddca" style:font-weight-asian="normal" style:font-weight-complex="normal"/>
    </style:style>
    <style:style style:name="P5" style:family="paragraph" style:parent-style-name="Text_20_body">
      <style:text-properties officeooo:paragraph-rsid="0011eaab"/>
    </style:style>
    <style:style style:name="P6" style:family="paragraph" style:parent-style-name="Text_20_body">
      <style:text-properties officeooo:rsid="001507a1" officeooo:paragraph-rsid="001507a1"/>
    </style:style>
    <style:style style:name="P7" style:family="paragraph" style:parent-style-name="Text_20_body">
      <style:text-properties officeooo:rsid="00167a1a" officeooo:paragraph-rsid="00167a1a"/>
    </style:style>
    <style:style style:name="P8" style:family="paragraph" style:parent-style-name="Text_20_body">
      <style:text-properties officeooo:rsid="0018fe86" officeooo:paragraph-rsid="0018fe86"/>
    </style:style>
    <style:style style:name="P9" style:family="paragraph" style:parent-style-name="Text_20_body">
      <style:text-properties fo:font-weight="bold" officeooo:rsid="002318ec" officeooo:paragraph-rsid="002318ec" style:font-weight-asian="bold" style:font-weight-complex="bold"/>
    </style:style>
    <style:style style:name="P10" style:family="paragraph" style:parent-style-name="Text_20_body">
      <style:text-properties fo:font-weight="normal" officeooo:rsid="002318ec" officeooo:paragraph-rsid="002318ec" style:font-weight-asian="normal" style:font-weight-complex="normal"/>
    </style:style>
    <style:style style:name="P11" style:family="paragraph" style:parent-style-name="Text_20_body">
      <style:text-properties officeooo:paragraph-rsid="00136436"/>
    </style:style>
    <style:style style:name="P12" style:family="paragraph" style:parent-style-name="Standard">
      <style:text-properties fo:font-weight="normal" officeooo:rsid="0014ddca" officeooo:paragraph-rsid="0014ddca" style:font-weight-asian="normal" style:font-weight-complex="normal"/>
    </style:style>
    <style:style style:name="P13" style:family="paragraph" style:parent-style-name="Standard">
      <style:text-properties fo:font-weight="normal" officeooo:rsid="000e121b" officeooo:paragraph-rsid="000e121b" style:font-weight-asian="normal" style:font-weight-complex="normal"/>
    </style:style>
    <style:style style:name="P14" style:family="paragraph" style:parent-style-name="Text_20_body">
      <style:text-properties officeooo:rsid="0014ddca" officeooo:paragraph-rsid="0014ddca"/>
    </style:style>
    <style:style style:name="P15" style:family="paragraph" style:parent-style-name="Text_20_body">
      <style:text-properties officeooo:rsid="0023fbb5" officeooo:paragraph-rsid="0023fbb5"/>
    </style:style>
    <style:style style:name="P16" style:family="paragraph" style:parent-style-name="Text_20_body">
      <style:text-properties officeooo:paragraph-rsid="0025beb1"/>
    </style:style>
    <style:style style:name="P17" style:family="paragraph" style:parent-style-name="Text_20_body">
      <style:text-properties officeooo:paragraph-rsid="00205218"/>
    </style:style>
    <style:style style:name="P18" style:family="paragraph" style:parent-style-name="Text_20_body">
      <style:text-properties officeooo:paragraph-rsid="001d4d90"/>
    </style:style>
    <style:style style:name="P19" style:family="paragraph" style:parent-style-name="Text_20_body">
      <style:text-properties officeooo:paragraph-rsid="0020f98c"/>
    </style:style>
    <style:style style:name="P20" style:family="paragraph" style:parent-style-name="Text_20_body">
      <style:text-properties officeooo:paragraph-rsid="0018fe86"/>
    </style:style>
    <style:style style:name="P21" style:family="paragraph" style:parent-style-name="Text_20_body">
      <style:text-properties officeooo:rsid="0029a8e2" officeooo:paragraph-rsid="0029a8e2"/>
    </style:style>
    <style:style style:name="P22" style:family="paragraph" style:parent-style-name="Heading_20_3">
      <style:text-properties officeooo:rsid="0011eaab" officeooo:paragraph-rsid="0011eaab"/>
    </style:style>
    <style:style style:name="P23" style:family="paragraph" style:parent-style-name="Heading_20_3">
      <style:text-properties officeooo:rsid="0025beb1" officeooo:paragraph-rsid="0025beb1"/>
    </style:style>
    <style:style style:name="T1" style:family="text">
      <style:text-properties fo:font-weight="normal" style:font-weight-asian="normal" style:font-weight-complex="normal"/>
    </style:style>
    <style:style style:name="T2" style:family="text">
      <style:text-properties fo:font-weight="normal" officeooo:rsid="00167a1a" style:font-weight-asian="normal" style:font-weight-complex="normal"/>
    </style:style>
    <style:style style:name="T3" style:family="text">
      <style:text-properties fo:font-weight="normal" officeooo:rsid="0017c4ea" style:font-weight-asian="normal" style:font-weight-complex="normal"/>
    </style:style>
    <style:style style:name="T4" style:family="text">
      <style:text-properties fo:font-weight="normal" officeooo:rsid="001fdb8e" style:font-weight-asian="normal" style:font-weight-complex="normal"/>
    </style:style>
    <style:style style:name="T5" style:family="text">
      <style:text-properties fo:font-weight="normal" officeooo:rsid="00203eb8" style:font-weight-asian="normal" style:font-weight-complex="normal"/>
    </style:style>
    <style:style style:name="T6" style:family="text">
      <style:text-properties fo:font-weight="normal" officeooo:rsid="00136436" style:font-weight-asian="normal" style:font-weight-complex="normal"/>
    </style:style>
    <style:style style:name="T7" style:family="text">
      <style:text-properties fo:font-weight="normal" officeooo:rsid="002318ec" style:font-weight-asian="normal" style:font-weight-complex="normal"/>
    </style:style>
    <style:style style:name="T8" style:family="text">
      <style:text-properties fo:font-weight="normal" officeooo:rsid="0026ffbb" style:font-weight-asian="normal" style:font-weight-complex="normal"/>
    </style:style>
    <style:style style:name="T9" style:family="text">
      <style:text-properties fo:font-weight="normal" officeooo:rsid="001d4d90"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03eb8" style:font-weight-asian="bold" style:font-weight-complex="bold"/>
    </style:style>
    <style:style style:name="T12" style:family="text">
      <style:text-properties fo:font-weight="bold" officeooo:rsid="00136436" style:font-weight-asian="bold" style:font-weight-complex="bold"/>
    </style:style>
    <style:style style:name="T13" style:family="text">
      <style:text-properties fo:font-weight="bold" officeooo:rsid="001a63c7" style:font-weight-asian="bold" style:font-weight-complex="bold"/>
    </style:style>
    <style:style style:name="T14" style:family="text">
      <style:text-properties fo:font-weight="bold" officeooo:rsid="0026ffbb" style:font-weight-asian="bold" style:font-weight-complex="bold"/>
    </style:style>
    <style:style style:name="T15" style:family="text">
      <style:text-properties fo:font-weight="bold" officeooo:rsid="001d4d90" style:font-weight-asian="bold" style:font-weight-complex="bold"/>
    </style:style>
    <style:style style:name="T16" style:family="text">
      <style:text-properties officeooo:rsid="000f2a48"/>
    </style:style>
    <style:style style:name="T17" style:family="text">
      <style:text-properties officeooo:rsid="001a63c7"/>
    </style:style>
    <style:style style:name="T18" style:family="text">
      <style:text-properties officeooo:rsid="001d24d1"/>
    </style:style>
    <style:style style:name="T19" style:family="text">
      <style:text-properties officeooo:rsid="00136436"/>
    </style:style>
    <style:style style:name="T20" style:family="text">
      <style:text-properties officeooo:rsid="00205218"/>
    </style:style>
    <style:style style:name="T21" style:family="text">
      <style:text-properties officeooo:rsid="001d4d90"/>
    </style:style>
    <style:style style:name="T22" style:family="text">
      <style:text-properties officeooo:rsid="0020f98c"/>
    </style:style>
    <style:style style:name="T23" style:family="text">
      <style:text-properties officeooo:rsid="0018fe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text:span text:style-name="T1">:</text:span></text:h>
      <text:p text:style-name="P3">In this practical we had to make a build order optimiser for the video game Starcraft 2: Heart of the Swarm. The goal is to be able to enter any amount of units into the program and it should find the faster build order in which those number of units will be met. <text:span text:style-name="T16">The extensions we have implemented are: Supply, chronoboost, warp gate, upgrades, extra bases/resource depletion, special units and GUI.</text:span></text:p>
      <text:p text:style-name="P2"/>
      <text:h text:style-name="Heading_20_2" text:outline-level="2">Design:</text:h>
      <text:h text:style-name="P22" text:outline-level="3">Search tree algorithm:</text:h>
      <text:p text:style-name="P5"/>
      <text:p text:style-name="P5"/>
      <text:h text:style-name="P22" text:outline-level="3">Data:</text:h>
      <text:p text:style-name="P11"><text:span text:style-name="T19">To represent all the data of the many units and their resource costs, we use a class called </text:span><text:span text:style-name="T12">UnitData</text:span><text:span text:style-name="T6"> which stores strings as the names of the units and doubles as their resource costs. To make sure everything is consistent, the spelling of the names matter as we also use the same string names for values such as dependencies and where the unit is built from. Supply cost is an integer and not a double because we don't have decimals in supply for the game. The other resources are doubles as we calculate our mining income as a double. </text:span></text:p>
      <text:p text:style-name="P14">The <text:span text:style-name="T10">Datasheet</text:span><text:span text:style-name="T1"> class is where all the unit names and costs go. It also holds most of the constants in the game, such as the resource mining rate and maximum supply. </text:span><text:span text:style-name="T7">This was very good for us to easily refer to dependencies and resource costs of the various units as we could find the dependency of a Stalker by going Datasheet.getDependency(“Stalker”). </text:span></text:p>
      <text:p text:style-name="P15"><text:span text:style-name="T7">A</text:span><text:span text:style-name="T1">s for data collections, we mainly used Hashmaps as a way to store the name of a unit and the number of those units. For example to deal with the difference between the number of units in the goal and number of units in the game we simply compared the two Hashmaps and if they are the same then the goal has been reached. When we first started, we would decrease the number of units in the goal whenever a new one was made and check when all the units in the goal are at 0. The issue with this was whether the goal should be complete when the unit is queued or when it is completed.</text:span></text:p>
      <text:h text:style-name="P22" text:outline-level="3">Supply:</text:h>
      <text:p text:style-name="P6">For supply, we have it as one of the resources in the <text:span text:style-name="T10">Datasheet </text:span><text:span text:style-name="T1">and </text:span><text:span text:style-name="T10">UnitData</text:span><text:span text:style-name="T1">. If the supply is equal to the supply cap then units that cost supply cannot be made. This check happens when the unit is queued to be built as it would in the real game </text:span><text:span text:style-name="T2">instead of when the unit is actually made. This prevents new units to be added to the build queue when the game is supply blocked. </text:span><text:span text:style-name="T3">Being supply blocked is bad and makes a build less optimised because there will be a period of time when being supply blocked where no new units can be made but resources are still being gathered. This can lead </text:span><text:soft-page-break/><text:span text:style-name="T3">to situations where we have enough resources to complete the goal but we are not using the time efficiently. </text:span></text:p>
      <text:p text:style-name="P7">To increase the supply cap, pylons or nexi must be constructed. We have a few methods to try and predict when to build another pylon to increase the cap. We also make sure not to build too many pylons as it would be a waste of resources. For example we check the total supply of all the units required in the goal and if we don't need to go past that number then we don't build extra pylons. <text:span text:style-name="T18">There is a hard supply cap in the game of 200 so we cannot go past this supply limit even if we build more pylons. </text:span></text:p>
      <text:h text:style-name="P22" text:outline-level="3">Chronoboost:</text:h>
      <text:p text:style-name="P17"><text:span text:style-name="T20">Chronoboost decreases the time taken to build a unit by 50% while it is being chronoboosted. For us, we made it so if a unit was being chronoboosted, whenever it's build time increments, instead of increasing by 1, it increases by 1.5 as it is being built 50% faster. We use a simple boolean to check if a unit is being chronoboosted while it is being constructed. In the build order, we show which building we are chronoboosting. Buildings and special units like Archons and Interceptors cannot be chronoboosted as they are not built from a building. So we use a simple to check to see if the unit (or upgrade) <text:s/>is built from a building before allowing it to be chronoboosted.</text:span></text:p>
      <text:h text:style-name="P22" text:outline-level="3">Warp Gate:</text:h>
      <text:p text:style-name="P18"><text:span text:style-name="T21">Warp Gate is one of the upgrades that can be researched that can make Gateways become Warpgates. As Warpgates, instead of building a unit, it warps in a unit and has a cooldown depending on what unit was warped in. The cooldown can be Chronoboosted to cooldown faster. For this we had to use a new structure to store the cooldowns of the Gateway units in </text:span><text:span text:style-name="T11">Datasheet</text:span><text:span text:style-name="T5"> called </text:span><text:span text:style-name="T11">warpgateCooldowns</text:span><text:span text:style-name="T21"> and use a different build called </text:span><text:span text:style-name="T15">WarpgateBuild</text:span><text:span text:style-name="T9">. </text:span><text:span text:style-name="T4">As Warpgate greatly increases the speed at which units can be made, we had to make new checks on all the heuristics depending if we are using Warpgate or not. We also have a check to see if we should research Warpgate even if it's not in the goal as it decreases our buil</text:span><text:span text:style-name="T5">d</text:span><text:span text:style-name="T4"> time significantly. </text:span></text:p>
      <text:h text:style-name="P22" text:outline-level="3">Upgrades:</text:h>
      <text:p text:style-name="P19"><text:span text:style-name="T22">Upgrades are similar to units but they don't take up supply and you can only have one of a single upgrade. Instead of checking and making sure the user can only enter one upgrade, we did it in the GUI. We only allow users to tick or un-tick whether they want an upgrade or not. This prevents users from trying to get two or more of a single upgrade without having to do the checks in our program. </text:span></text:p>
      <text:h text:style-name="P22" text:outline-level="3">Extra bases/resource depletion:</text:h>
      <text:p text:style-name="P8">Every nexus is built at a base with a limited number of resources. Although a single goal is not likely to use all the resources from one base, it could happen. Another base also increases the mineral and gas income as more probes can be mining at the same time on more resource patches. </text:p>
      <text:p text:style-name="P20"><text:span text:style-name="T23">For resource depletion, it is simply done when resources are added from the income. When we add </text:span><text:soft-page-break/><text:span text:style-name="T23">resources to the bank, we also take it away from the resources in the base. The </text:span><text:span text:style-name="T13">totalMinerals</text:span><text:span text:style-name="T17"> and </text:span><text:span text:style-name="T13">totalGas</text:span><text:span text:style-name="T17"> are the amounts of resources that belong to the base while </text:span><text:span text:style-name="T13">minerals</text:span><text:span text:style-name="T17"> and </text:span><text:span text:style-name="T13">gas</text:span><text:span text:style-name="T17"> are the resources we currently have in the bank. We also added a maximum number of extra bases that can be taken as a static final in the </text:span><text:span text:style-name="T14">Datasheet</text:span><text:span text:style-name="T8">, this is to limit the program so it doesn't build hundreds of bases and basically get an infinite number of resources. This is also realistic with the game as it is unusual for a player to take over a dozen bases in a single game. </text:span></text:p>
      <text:h text:style-name="P22" text:outline-level="3">Special units:</text:h>
      <text:p text:style-name="P9">Archons<text:span text:style-name="T1">:</text:span></text:p>
      <text:p text:style-name="P10">Archons were very complex to implement as they are not built from buildings but are made by the merging for two Templars. It becomes even more complicated as they can be made by merging two dark/high Templars or one of each. When it comes to the optimiser, we have to decide which merging is more efficient. If the goal was just Archons, it is cheaper resource-wise to merge them out of two high Templars. But there are other considerations such as whether the goal contained either of the two types of Templar. </text:p>
      <text:p text:style-name="P9">Interceptors:</text:p>
      <text:p text:style-name="P5"/>
      <text:h text:style-name="P22" text:outline-level="3">GUI:</text:h>
      <text:p text:style-name="P5"/>
      <text:p text:style-name="P5"/>
      <text:p text:style-name="P5"/>
      <text:p text:style-name="P2"/>
      <text:p text:style-name="P2"/>
      <text:h text:style-name="Heading_20_2" text:outline-level="2">Testing:</text:h>
      <text:h text:style-name="P23" text:outline-level="3">Timer:</text:h>
      <text:p text:style-name="P21">When we got to a finished stage in our program, games with goals that contained lots of units completed much slower than games with few units in the goal. To solve this problem and understand why our program was so slow, we implemented a <text:span text:style-name="T10">Timer</text:span><text:span text:style-name="T1"> class that could check how faster our methods executed. At first we thought it was our heuristics since we loop through all the units regardless of whether they are in the goal. With the timer we found out that the issue wasn't to do with our methods but that with a large goal, we create many more </text:span><text:span text:style-name="T10">TimeStates</text:span><text:span text:style-name="T1"> than with a small goal and that was what was slowing our program down. </text:span></text:p>
      <text:p text:style-name="P16"/>
      <text:p text:style-name="P2"/>
      <text:p text:style-name="P2"/>
      <text:p text:style-name="P2"/>
      <text:h text:style-name="Heading_20_2" text:outline-level="2"><text:soft-page-break/>Evaluation:</text:h>
      <text:p text:style-name="P3"/>
      <text:p text:style-name="P2"/>
      <text:h text:style-name="Heading_20_2" text:outline-level="2">Conclusion:</text:h>
      <text:p text:style-name="P2"/>
      <text:p text:style-name="P2"/>
      <text:p text:style-name="P2"/>
      <text:h text:style-name="Heading_20_2" text:outline-level="2">Sample output:</text:h>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de8b2" officeooo:paragraph-rsid="001de8b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40011146 140000346 CS100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5-03-30T15:26:51.877245874</meta:creation-date>
    <meta:generator>LibreOffice/4.2.5.2$Linux_X86_64 LibreOffice_project/420$Build-2</meta:generator>
    <dc:date>2015-04-02T15:00:12.564293018</dc:date>
    <dc:creator>sy35 </dc:creator>
    <meta:editing-duration>PT2H20M13S</meta:editing-duration>
    <meta:editing-cycles>27</meta:editing-cycles>
    <meta:document-statistic meta:table-count="0" meta:image-count="0" meta:object-count="0" meta:page-count="4" meta:paragraph-count="32" meta:word-count="1331" meta:character-count="7191" meta:non-whitespace-character-count="5881"/>
  </office:meta>
</office:document-meta>
</file>